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3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9134in"/>
    </style:style>
    <style:style style:name="ro1" style:family="table-row">
      <style:table-row-properties style:row-height="0.2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16pt" fo:language="fr" fo:country="FR" style:font-size-asian="16pt" style:font-size-complex="16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/>
      <style:text-properties style:use-window-font-color="true"/>
    </style:style>
    <style:style style:name="ce4" style:family="table-cell" style:parent-style-name="Default" style:data-style-name="N0">
      <style:table-cell-properties fo:background-color="transparent"/>
      <style:text-properties style:use-window-font-color="true"/>
    </style:style>
    <style:style style:name="ce5" style:family="table-cell" style:parent-style-name="Default">
      <style:table-cell-properties fo:background-color="#c0c0c0"/>
    </style:style>
    <style:style style:name="ce6" style:family="table-cell" style:parent-style-name="Default" style:data-style-name="N60"/>
    <style:style style:name="ce7" style:family="table-cell" style:parent-style-name="Default">
      <style:table-cell-properties fo:border="0.0008in solid #000000"/>
    </style:style>
    <style:style style:name="ce8" style:family="table-cell" style:parent-style-name="Default" style:data-style-name="N0">
      <style:table-cell-properties fo:border="0.0008in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 style:data-style-name="N108"/>
    <style:style style:name="gr1" style:family="graphic">
      <style:graphic-properties draw:ole-draw-aspect="1"/>
    </style:style>
    <style:style style:name="gr2" style:family="graphic">
      <style:graphic-properties draw:ole-draw-aspect="1" style:protect="size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style:text-position="-33% 58%"/>
    </style:style>
  </office:automatic-styles>
  <office:body>
    <office:spreadsheet>
      <table:table table:name="Donnees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>
            <text:p>Projet pluridisciplinaire</text:p>
          </table:table-cell>
          <table:table-cell table:number-columns-repeated="5"/>
        </table:table-row>
        <table:table-row table:style-name="ro2">
          <table:table-cell office:value-type="string">
            <text:p>Données du problème mécanique et analyse de celles ci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Données objet lévitant :</text:p>
          </table:table-cell>
          <table:table-cell table:number-columns-repeated="5"/>
        </table:table-row>
        <table:table-row table:style-name="ro2">
          <table:table-cell office:value-type="string">
            <text:p>Paimant(g)=</text:p>
          </table:table-cell>
          <table:table-cell office:value-type="float" office:value="89.7">
            <text:p>89,7</text:p>
          </table:table-cell>
          <table:table-cell table:number-columns-repeated="2"/>
          <table:table-cell>
            <draw:frame table:end-cell-address="Donnees.L25" table:end-x="0.8705in" table:end-y="0.1291in" draw:z-index="0" draw:style-name="gr1" svg:width="6.2083in" svg:height="3.5248in" svg:x="0.8854in" svg:y="0.1701in">
              <draw:object draw:notify-on-update-of-ranges="Donnees.B32:Donnees.D32 Donnees.A33:Donnees.A33 Donnees.B33:Donnees.D3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2">
          <table:table-cell office:value-type="string">
            <text:p>Plest(g) =</text:p>
          </table:table-cell>
          <table:table-cell office:value-type="float" office:value="51.7">
            <text:p>51,7</text:p>
          </table:table-cell>
          <table:table-cell table:number-columns-repeated="4"/>
        </table:table-row>
        <table:table-row table:style-name="ro2">
          <table:table-cell office:value-type="string">
            <text:p>Pol(g) =</text:p>
          </table:table-cell>
          <table:table-cell table:style-name="ce3" table:formula="of:=[.B5] + [.B6]" office:value-type="float" office:value="141.4">
            <text:p>141,4</text:p>
          </table:table-cell>
          <table:table-cell table:number-columns-repeated="4"/>
        </table:table-row>
        <table:table-row table:style-name="ro3">
          <table:table-cell office:value-type="string">
            <text:p>G(N.kg<text:span text:style-name="T1">-1</text:span><text:span text:style-name="T2">)</text:span></text:p>
          </table:table-cell>
          <table:table-cell table:style-name="ce4" office:value-type="float" office:value="9.81">
            <text:p>9,81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Données bobine :</text:p>
          </table:table-cell>
          <table:table-cell table:number-columns-repeated="5"/>
        </table:table-row>
        <table:table-row table:style-name="ro2">
          <table:table-cell office:value-type="string">
            <text:p>Dbobine(mm) = </text:p>
          </table:table-cell>
          <table:table-cell office:value-type="float" office:value="35">
            <text:p>35</text:p>
          </table:table-cell>
          <table:table-cell table:number-columns-repeated="4"/>
        </table:table-row>
        <table:table-row table:style-name="ro2">
          <table:table-cell office:value-type="string">
            <text:p>Lbobine(mm) =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2">
          <table:table-cell office:value-type="string">
            <text:p>Snoyau (m²) =</text:p>
          </table:table-cell>
          <table:table-cell table:style-name="ce5" table:formula="of:= PI()*([.B11]*0.001/2)^2" office:value-type="float" office:value="0.000962112750161874">
            <text:p>0,0009621128</text:p>
          </table:table-cell>
          <table:table-cell table:number-columns-repeated="4"/>
        </table:table-row>
        <table:table-row table:style-name="ro2">
          <table:table-cell office:value-type="string">
            <text:p>Nspires =</text:p>
          </table:table-cell>
          <table:table-cell office:value-type="float" office:value="432">
            <text:p>432</text:p>
          </table:table-cell>
          <table:table-cell table:number-columns-repeated="4"/>
        </table:table-row>
        <table:table-row table:style-name="ro2">
          <table:table-cell office:value-type="string">
            <text:p>Dspires(mm) =</text:p>
          </table:table-cell>
          <table:table-cell office:value-type="float" office:value="0.8">
            <text:p>0,8</text:p>
          </table:table-cell>
          <table:table-cell table:number-columns-repeated="4"/>
        </table:table-row>
        <table:table-row table:style-name="ro2">
          <table:table-cell office:value-type="string">
            <text:p>µ0 =</text:p>
          </table:table-cell>
          <table:table-cell table:formula="of:=4*PI()*0.0000001" office:value-type="float" office:value="0.00000125663706143592">
            <text:p>1,25663706143592E-006</text:p>
          </table:table-cell>
          <table:table-cell table:number-columns-repeated="4"/>
        </table:table-row>
        <table:table-row table:style-name="ro2">
          <table:table-cell office:value-type="string">
            <text:p>µr =</text:p>
          </table:table-cell>
          <table:table-cell office:value-type="float" office:value="7000">
            <text:p>7000</text:p>
          </table:table-cell>
          <table:table-cell table:number-columns-repeated="4"/>
        </table:table-row>
        <table:table-row table:style-name="ro2">
          <table:table-cell office:value-type="string">
            <text:p>Inductance(H)</text:p>
          </table:table-cell>
          <table:table-cell table:style-name="ce5" table:formula="of:=([.B16]*[.B17]*([.B14]^2)*[.B13])/([.B12]*0.001)" office:value-type="float" office:value="26.3238930312447">
            <text:p>26,3238930312</text:p>
          </table:table-cell>
          <table:table-cell table:style-name="ce9" office:value-type="string">
            <text:p>à revoir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Régime continu (@ 50Hz)</text:p>
          </table:table-cell>
          <table:table-cell table:number-columns-repeated="5"/>
        </table:table-row>
        <table:table-row table:style-name="ro2">
          <table:table-cell office:value-type="string">
            <text:p>Lbob(H) =</text:p>
          </table:table-cell>
          <table:table-cell table:style-name="ce6" office:value-type="float" office:value="0.01488">
            <text:p>1,49E-002</text:p>
          </table:table-cell>
          <table:table-cell table:number-columns-repeated="4"/>
        </table:table-row>
        <table:table-row table:style-name="ro2">
          <table:table-cell office:value-type="string">
            <text:p>Rbob(Ohms) = </text:p>
          </table:table-cell>
          <table:table-cell office:value-type="float" office:value="2.24">
            <text:p>2,24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Calibration bobine :</text:p>
          </table:table-cell>
          <table:table-cell table:number-columns-repeated="5"/>
        </table:table-row>
        <table:table-row table:style-name="ro2">
          <table:table-cell office:value-type="string">
            <text:p>Pour obtenir la lévitation de l'aimant (sans lest) :</text:p>
          </table:table-cell>
          <table:table-cell table:number-columns-repeated="5"/>
        </table:table-row>
        <table:table-row table:style-name="ro2">
          <table:table-cell office:value-type="string">
            <text:p>Poids(g) =</text:p>
          </table:table-cell>
          <table:table-cell table:formula="of:=[.B5]" office:value-type="float" office:value="89.7">
            <text:p>89,7</text:p>
          </table:table-cell>
          <table:table-cell table:number-columns-repeated="4"/>
        </table:table-row>
        <table:table-row table:style-name="ro2">
          <table:table-cell office:value-type="string">
            <text:p>Dist(mm) =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2">
          <table:table-cell office:value-type="string">
            <text:p>Imes(A) =</text:p>
          </table:table-cell>
          <table:table-cell office:value-type="float" office:value="1.28">
            <text:p>1,28</text:p>
          </table:table-cell>
          <table:table-cell table:number-columns-repeated="4"/>
        </table:table-row>
        <table:table-row table:style-name="ro2">
          <table:table-cell office:value-type="string">
            <text:p>Ubob(V) =</text:p>
          </table:table-cell>
          <table:table-cell table:style-name="ce5" table:formula="of:= [.B22]*[.B28]" office:value-type="float" office:value="2.8672">
            <text:p>2,8672</text:p>
          </table:table-cell>
          <table:table-cell table:number-columns-repeated="4"/>
        </table:table-row>
        <table:table-row table:style-name="ro2">
          <table:table-cell table:number-columns-repeated="5"/>
          <table:table-cell>
            <draw:frame table:end-cell-address="Donnees.P52" table:end-x="0.8717in" table:end-y="0.1181in" draw:z-index="1" draw:style-name="gr1" svg:width="8.8791in" svg:height="3.915in" svg:x="0.8831in" svg:y="0.115in">
              <draw:object draw:notify-on-update-of-ranges="Donnees.B41:Donnees.D41 Donnees.E42:Donnees.E42 Donnees.B42:Donnees.D42 Donnees.B41:Donnees.D41 Donnees.E43:Donnees.E43 Donnees.B43:Donnees.D43 Donnees.B41:Donnees.D41 Donnees.E44:Donnees.E44 Donnees.B44:Donnees.D44 Donnees.B41:Donnees.D41 Donnees.E45:Donnees.E45 Donnees.B45:Donnees.D4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table:style-name="ce2" office:value-type="string">
            <text:p>Mesures point de fonctionnement :</text:p>
          </table:table-cell>
          <table:table-cell table:number-columns-repeated="5"/>
        </table:table-row>
        <table:table-row table:style-name="ro2">
          <table:table-cell office:value-type="string">
            <text:p>Dist(mm) =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string">
            <text:p>Imes(A) =</text:p>
          </table:table-cell>
          <table:table-cell table:style-name="ce7" office:value-type="float" office:value="1.21">
            <text:p>1,21</text:p>
          </table:table-cell>
          <table:table-cell table:style-name="ce7" office:value-type="float" office:value="1.48">
            <text:p>1,48</text:p>
          </table:table-cell>
          <table:table-cell table:style-name="ce7" office:value-type="float" office:value="1.8">
            <text:p>1,8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Par approximation linéaire, on a :</text:p>
          </table:table-cell>
          <table:table-cell table:number-columns-repeated="5"/>
        </table:table-row>
        <table:table-row table:style-name="ro2">
          <table:table-cell office:value-type="string">
            <text:p>R² =</text:p>
          </table:table-cell>
          <table:table-cell office:value-type="float" office:value="0.9976">
            <text:p>0,9976</text:p>
          </table:table-cell>
          <table:table-cell table:style-name="ce9" office:value-type="string">
            <text:p>linéaire</text:p>
          </table:table-cell>
          <table:table-cell table:number-columns-repeated="3"/>
        </table:table-row>
        <table:table-row table:style-name="ro2">
          <table:table-cell office:value-type="string">
            <text:p>a =</text:p>
          </table:table-cell>
          <table:table-cell office:value-type="float" office:value="0.295">
            <text:p>0,295</text:p>
          </table:table-cell>
          <table:table-cell table:number-columns-repeated="4"/>
        </table:table-row>
        <table:table-row table:style-name="ro2">
          <table:table-cell office:value-type="string">
            <text:p>b =</text:p>
          </table:table-cell>
          <table:table-cell office:value-type="float" office:value="2.93">
            <text:p>2,93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Mesures capteurs positionnement :</text:p>
          </table:table-cell>
          <table:table-cell table:number-columns-repeated="5"/>
        </table:table-row>
        <table:table-row table:style-name="ro2">
          <table:table-cell office:value-type="string">
            <text:p>Dist(mm) =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string">
            <text:p>Vh1, Ibob = 1.28A</text:p>
          </table:table-cell>
          <table:table-cell table:style-name="ce8" office:value-type="float" office:value="1.868">
            <text:p>1,868</text:p>
          </table:table-cell>
          <table:table-cell table:style-name="ce7" office:value-type="float" office:value="1.902">
            <text:p>1,902</text:p>
          </table:table-cell>
          <table:table-cell table:style-name="ce7" office:value-type="float" office:value="1.941">
            <text:p>1,941</text:p>
          </table:table-cell>
          <table:table-cell table:style-name="ce9" office:value-type="string">
            <text:p>Vh1.1</text:p>
          </table:table-cell>
          <table:table-cell/>
        </table:table-row>
        <table:table-row table:style-name="ro2">
          <table:table-cell office:value-type="string">
            <text:p>Vh2 – Vh1 (Vh2 = 2.345V)</text:p>
          </table:table-cell>
          <table:table-cell table:style-name="ce8" table:formula="of:=2.345-[.B42]" office:value-type="float" office:value="0.477">
            <text:p>0,477</text:p>
          </table:table-cell>
          <table:table-cell table:style-name="ce8" table:formula="of:=2.345-[.C42]" office:value-type="float" office:value="0.443">
            <text:p>0,443</text:p>
          </table:table-cell>
          <table:table-cell table:style-name="ce8" table:formula="of:=2.345-[.D42]" office:value-type="float" office:value="0.404">
            <text:p>0,404</text:p>
          </table:table-cell>
          <table:table-cell table:style-name="ce9" office:value-type="string">
            <text:p>Dvh1</text:p>
          </table:table-cell>
          <table:table-cell/>
        </table:table-row>
        <table:table-row table:style-name="ro2">
          <table:table-cell office:value-type="string">
            <text:p>Vh1, Ibob = 1.60A</text:p>
          </table:table-cell>
          <table:table-cell table:style-name="ce7" office:value-type="float" office:value="1.838">
            <text:p>1,838</text:p>
          </table:table-cell>
          <table:table-cell table:style-name="ce7" office:value-type="float" office:value="1.871">
            <text:p>1,871</text:p>
          </table:table-cell>
          <table:table-cell table:style-name="ce7" office:value-type="float" office:value="1.911">
            <text:p>1,911</text:p>
          </table:table-cell>
          <table:table-cell table:style-name="ce9" office:value-type="string">
            <text:p>Vh1.2</text:p>
          </table:table-cell>
          <table:table-cell/>
        </table:table-row>
        <table:table-row table:style-name="ro2">
          <table:table-cell office:value-type="string">
            <text:p>Vh2 – Vh1 (Vh2 = 2.320V)</text:p>
          </table:table-cell>
          <table:table-cell table:style-name="ce7" table:formula="of:=2.32-[.B44]" office:value-type="float" office:value="0.482">
            <text:p>0,482</text:p>
          </table:table-cell>
          <table:table-cell table:style-name="ce7" table:formula="of:=2.32-[.C44]" office:value-type="float" office:value="0.449">
            <text:p>0,449</text:p>
          </table:table-cell>
          <table:table-cell table:style-name="ce7" table:formula="of:=2.32-[.D44]" office:value-type="float" office:value="0.409">
            <text:p>0,409</text:p>
          </table:table-cell>
          <table:table-cell table:style-name="ce9" office:value-type="string">
            <text:p>Dvh2</text:p>
          </table:table-cell>
          <table:table-cell/>
        </table:table-row>
      </table:table>
      <table:table table:name="Physique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Projet pluridisciplinaire</text:p>
          </table:table-cell>
          <table:table-cell table:number-columns-repeated="4"/>
        </table:table-row>
        <table:table-row table:style-name="ro2">
          <table:table-cell office:value-type="string">
            <text:p>Modélisation physiqu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>
            <text:p>Bilan des forces extérieures :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>
            <draw:frame table:end-cell-address="Physique.B8" table:end-x="0.2012in" table:end-y="0.1673in" draw:z-index="0" draw:style-name="gr2" svg:width="1.0902in" svg:height="0.452in" svg:x="0in" svg:y="0.0709in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table:number-columns-repeated="2"/>
          <table:table-cell>
            <draw:frame table:end-cell-address="Physique.D8" table:end-x="0.1768in" table:end-y="0.0433in" draw:z-index="1" draw:style-name="gr2" svg:width="1.0661in" svg:height="0.2134in" svg:x="0in" svg:y="0.0079in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  <table:table-cell>
            <draw:frame table:end-cell-address="Physique.E8" table:end-x="0.7717in" table:end-y="0.0354in" draw:z-index="2" draw:style-name="gr2" svg:width="0.7717in" svg:height="0.2134in" svg:x="0in" svg:y="0in"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" office:value-type="string">
            <text:p>Principe fondamental de la statique :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>
            <draw:frame table:end-cell-address="Physique.B14" table:end-x="0.7075in" table:end-y="0.1055in" draw:z-index="3" draw:style-name="gr2" svg:width="1.5961in" svg:height="0.452in" svg:x="0.0004in" svg:y="0.0094in"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4">
          <table:table-cell table:style-name="ce2" office:value-type="string">
            <text:p>Linéarisation de la force exercée par la bobine (au point X<text:span text:style-name="T3">0</text:span>, I<text:span text:style-name="T3">0</text:span>):</text:p>
            <draw:frame table:end-cell-address="Physique.A15" table:end-x="0.0787in" table:end-y="0.1898in" draw:z-index="4" draw:style-name="gr2" svg:width="0.0787in" svg:height="0.1898in" svg:x="0in" svg:y="0in"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>
            <draw:frame table:end-cell-address="Physique.D19" table:end-x="0.1059in" table:end-y="0.0831in" draw:z-index="5" draw:style-name="gr2" svg:width="2.7933in" svg:height="0.4386in" svg:x="0.0004in" svg:y="0in"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>
            <draw:frame table:end-cell-address="Physique.B22" table:end-x="0.7854in" table:end-y="0.1429in" draw:z-index="6" draw:style-name="gr2" svg:width="1.674in" svg:height="0.4984in" svg:x="0.0004in" svg:y="0in"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>
            <draw:frame table:end-cell-address="Physique.B25" table:end-x="0.6394in" table:end-y="0.1299in" draw:z-index="7" draw:style-name="gr2" svg:width="1.528in" svg:height="0.4756in" svg:x="0.0004in" svg:y="0.0098in"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2" office:value-type="string">
            <text:p>Équation résultante :</text:p>
          </table:table-cell>
          <table:table-cell table:number-columns-repeated="4"/>
        </table:table-row>
        <table:table-row table:style-name="ro2" table:number-rows-repeated="6">
          <table:table-cell table:number-columns-repeated="5"/>
        </table:table-row>
        <table:table-row table:style-name="ro3">
          <table:table-cell table:style-name="ce2" office:value-type="string">
            <text:p>Etude du point d'équilibre :</text:p>
          </table:table-cell>
          <table:table-cell table:number-columns-repeated="4"/>
        </table:table-row>
        <table:table-row table:style-name="ro2">
          <table:table-cell table:style-name="ce10" office:value-type="string">
            <text:p>Sans perturbations :</text:p>
          </table:table-cell>
          <table:table-cell table:number-columns-repeated="4"/>
        </table:table-row>
        <table:table-row table:style-name="ro2">
          <table:table-cell table:style-name="ce2">
            <draw:frame table:end-cell-address="Physique.C38" table:end-x="0.4772in" table:end-y="0.1472in" draw:z-index="9" draw:style-name="gr2" svg:width="2.2756in" svg:height="0.4984in" svg:x="0in" svg:y="0.0047in"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table:style-name="ce2">
            <draw:frame table:end-cell-address="Physique.A38" table:end-x="0.0787in" table:end-y="0.0118in" draw:z-index="8" draw:style-name="gr2" svg:width="0.0787in" svg:height="0.1898in" svg:x="0in" svg:y="0in"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>
            <draw:frame table:end-cell-address="Physique.B41" table:end-x="0.0681in" table:end-y="0.1425in" draw:z-index="10" draw:style-name="gr2" svg:width="0.9571in" svg:height="0.4984in" svg:x="0in" svg:y="0in"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2" office:value-type="string">
            <text:p>Calcul des constantes :</text:p>
          </table:table-cell>
          <table:table-cell table:number-columns-repeated="4"/>
        </table:table-row>
        <table:table-row table:style-name="ro2">
          <table:table-cell table:style-name="ce10" office:value-type="string">
            <text:p>Gain du système (sans leste) :</text:p>
          </table:table-cell>
          <table:table-cell table:number-columns-repeated="4"/>
        </table:table-row>
        <table:table-row table:style-name="ro3">
          <table:table-cell table:style-name="ce10" office:value-type="string">
            <text:p>Kbob = </text:p>
          </table:table-cell>
          <table:table-cell table:style-name="ce11" table:formula="of:=([Donnees.$B$5]*0.001)*[Donnees.$B$8]*(([Donnees.$B$27]*0.001)^2)/(([Donnees.$B$28])^2)" office:value-type="float" office:value="0.000120843704223633">
            <text:p>1,208E-04</text:p>
          </table:table-cell>
          <table:table-cell office:value-type="string">
            <text:p>SI (I0 A, X0 M)</text:p>
          </table:table-cell>
          <table:table-cell table:number-columns-repeated="2"/>
        </table:table-row>
        <table:table-row table:style-name="ro3">
          <table:table-cell office:value-type="string">
            <text:p>Kx =</text:p>
          </table:table-cell>
          <table:table-cell table:style-name="ce11" table:formula="of:=(2*[.$B$45]*[Donnees.$B$28]^2) /(([Donnees.$B$27]*0.001)^3)" office:value-type="float" office:value="117.3276">
            <text:p>1,173E+02</text:p>
          </table:table-cell>
          <table:table-cell table:number-columns-repeated="3"/>
        </table:table-row>
        <table:table-row table:style-name="ro3">
          <table:table-cell office:value-type="string">
            <text:p>Ki =</text:p>
          </table:table-cell>
          <table:table-cell table:style-name="ce11" table:formula="of:=(2*[.$B$45]*[Donnees.$B$28]) /(([Donnees.$B$27]*0.001)^2)" office:value-type="float" office:value="1.3749328125">
            <text:p>1,375E+00</text:p>
          </table:table-cell>
          <table:table-cell table:number-columns-repeated="3"/>
        </table:table-row>
        <table:table-row table:style-name="ro2">
          <table:table-cell table:style-name="ce10"/>
          <table:table-cell table:style-name="ce11"/>
          <table:table-cell table:number-columns-repeated="3"/>
        </table:table-row>
        <table:table-row table:style-name="ro2">
          <table:table-cell table:style-name="ce10" office:value-type="string">
            <text:p>Gain du système (avec leste) :</text:p>
          </table:table-cell>
          <table:table-cell table:number-columns-repeated="4"/>
        </table:table-row>
        <table:table-row table:style-name="ro2">
          <table:table-cell table:style-name="ce10" office:value-type="string">
            <text:p>K14 =</text:p>
          </table:table-cell>
          <table:table-cell table:style-name="ce11" table:formula="of:=([Donnees.$B$7]*0.001)*[Donnees.$B$8]*(([Donnees.$B$32]*0.001)^2)/(([Donnees.$B$33])^2)" office:value-type="float" office:value="0.000185696512533297">
            <text:p>1,857E-04</text:p>
          </table:table-cell>
          <table:table-cell table:number-columns-repeated="3"/>
        </table:table-row>
        <table:table-row table:style-name="ro2">
          <table:table-cell table:style-name="ce10" office:value-type="string">
            <text:p>K15 =</text:p>
          </table:table-cell>
          <table:table-cell table:style-name="ce11" table:formula="of:=([Donnees.$B$7]*0.001)*[Donnees.$B$8]*(([Donnees.$C$32]*0.001)^2)/(([Donnees.$C$33])^2)" office:value-type="float" office:value="0.000142487741964938">
            <text:p>1,425E-04</text:p>
          </table:table-cell>
          <table:table-cell table:number-columns-repeated="3"/>
        </table:table-row>
        <table:table-row table:style-name="ro2">
          <table:table-cell table:style-name="ce10" office:value-type="string">
            <text:p>K16 =</text:p>
          </table:table-cell>
          <table:table-cell table:style-name="ce11" table:formula="of:=([Donnees.$B$7]*0.001)*[Donnees.$B$8]*(([Donnees.$D$32]*0.001)^2)/(([Donnees.$D$33])^2)" office:value-type="float" office:value="0.000109600711111111">
            <text:p>1,096E-04</text:p>
          </table:table-cell>
          <table:table-cell table:number-columns-repeated="3"/>
        </table:table-row>
        <table:table-row table:style-name="ro3">
          <table:table-cell table:style-name="ce10" office:value-type="string">
            <text:p>Kbob = </text:p>
          </table:table-cell>
          <table:table-cell table:style-name="ce11" table:formula="of:=AVERAGE([.B50:.B52])" office:value-type="float" office:value="0.000145928321869782">
            <text:p>1,459E-04</text:p>
          </table:table-cell>
          <table:table-cell office:value-type="string">
            <text:p>SI (I0 A, X0 M)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Constantes (avec leste) :</text:p>
          </table:table-cell>
          <table:table-cell table:number-columns-repeated="4"/>
        </table:table-row>
        <table:table-row table:style-name="ro2">
          <table:table-cell office:value-type="string">
            <text:p>Kx =</text:p>
          </table:table-cell>
          <table:table-cell table:style-name="ce11" table:formula="of:=(2*[.$B$53]*[Donnees.$B$28]^2) /(([Donnees.$B$27]*0.001)^3)" office:value-type="float" office:value="141.682348178638">
            <text:p>1,417E+02</text:p>
          </table:table-cell>
          <table:table-cell table:number-columns-repeated="3"/>
        </table:table-row>
        <table:table-row table:style-name="ro2">
          <table:table-cell office:value-type="string">
            <text:p>Ki =</text:p>
          </table:table-cell>
          <table:table-cell table:style-name="ce11" table:formula="of:=(2*[.$B$53]*[Donnees.$B$28]) /(([Donnees.$B$27]*0.001)^2)" office:value-type="float" office:value="1.66034001771841">
            <text:p>1,660E+00</text:p>
          </table:table-cell>
          <table:table-cell table:number-columns-repeated="3"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scientific-number number:decimal-places="3" number:min-integer-digits="1" number:min-exponent-digits="2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4">14/02/2012</text:date>, <text:time>20:2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édéric Meslin</meta:initial-creator>
    <meta:creation-date>2012-02-12T11:59:50.81</meta:creation-date>
    <dc:date>2012-02-14T20:26:43.73</dc:date>
    <dc:creator>Frédéric Meslin</dc:creator>
    <meta:editing-duration>PT2H28M3S</meta:editing-duration>
    <meta:editing-cycles>8</meta:editing-cycles>
    <meta:generator>OpenOffice.org/3.3$Win32 OpenOffice.org_project/330m20$Build-9567</meta:generator>
    <meta:document-statistic meta:table-count="3" meta:cell-count="118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7cm" svg:height="9.102cm" xlink:href=".." xlink:type="simple" chart:class="chart:scatter" chart:style-name="ch1">
        <chart:title svg:x="2.55cm" svg:y="0.318cm" chart:style-name="ch2">
          <text:p>Courbe de courant en fonction de la distance de l'objet</text:p>
        </chart:title>
        <chart:plot-area chart:style-name="ch3" table:cell-range-address="Donnees.B32:Donnees.D33 Donnees.A33:Donnees.A33" chart:data-source-has-labels="column" svg:x="1.353cm" svg:y="1.643cm" svg:width="13.787cm" svg:height="6.269cm">
          <chartooo:coordinate-region svg:x="2.08cm" svg:y="1.855cm" svg:width="12.728cm" svg:height="5.384cm"/>
          <chart:axis chart:dimension="x" chart:name="primary-x" chart:style-name="ch4">
            <chart:title svg:x="7.104cm" svg:y="8.095cm" chart:style-name="ch5">
              <text:p>Distance (mm)</text:p>
            </chart:title>
          </chart:axis>
          <chart:axis chart:dimension="y" chart:name="primary-y" chart:style-name="ch4">
            <chart:title svg:x="0.451cm" svg:y="5.654cm" chart:style-name="ch6">
              <text:p>Courant (A)</text:p>
            </chart:title>
            <chart:grid chart:style-name="ch7" chart:class="major"/>
          </chart:axis>
          <chart:series chart:style-name="ch8" chart:values-cell-range-address="Donnees.B33:Donnees.D33" chart:label-cell-address="Donnees.A33:Donnees.A33" chart:class="chart:scatter">
            <chart:domain table:cell-range-address="Donnees.B32:Donnees.D32"/>
            <chart:regression-curve chart:style-name="ch9">
              <chart:equation chart:display-r-square="true" svg:x="8.062cm" svg:y="5.031cm"/>
            </chart:regression-curve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Donnees.B32:Donnees.D32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Imes(A) =</text:p>
                <draw:g>
                  <svg:desc>Donnees.A33:Donnees.A33</svg:desc>
                </draw:g>
              </table:table-cell>
              <table:table-cell office:value-type="float" office:value="1.21">
                <text:p>1.21</text:p>
                <draw:g>
                  <svg:desc>Donnees.B33:Donnees.D33</svg:desc>
                </draw:g>
              </table:table-cell>
              <table:table-cell office:value-type="float" office:value="1.48">
                <text:p>1.48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0/content.xml><?xml version="1.0" encoding="utf-8"?>
<math xmlns="http://www.w3.org/1998/Math/MathML">
  <semantics>
    <mrow>
      <mrow>
        <mfrac>
          <mrow>
            <mo stretchy="false">∂</mo>
            <mi>F</mi>
            <mrow>
              <mo stretchy="false">(</mo>
              <mi>t</mi>
              <mo stretchy="false">)</mo>
            </mrow>
          </mrow>
          <mrow>
            <mo stretchy="false">∂</mo>
            <mi>i</mi>
          </mrow>
        </mfrac>
        <mo stretchy="false">=</mo>
        <msub>
          <mi>K</mi>
          <mi>i</mi>
        </msub>
      </mrow>
      <mo stretchy="false">=</mo>
      <mfrac>
        <mrow>
          <mn>2K</mn>
          <mo stretchy="false">×</mo>
          <msub>
            <mi>I</mi>
            <mn>0</mn>
          </msub>
        </mrow>
        <msubsup>
          <mi>X</mi>
          <mn>0</mn>
          <mn>2</mn>
        </msubsup>
      </mfrac>
    </mrow>
    <annotation encoding="StarMath 5.0">{partial F(t)} over {partial i} = K_i = {2K times I_0} over X_0^2</annotation>
  </semantics>
</math>
</file>

<file path=Object 11/content.xml><?xml version="1.0" encoding="utf-8"?>
<math xmlns="http://www.w3.org/1998/Math/MathML"/>
</file>

<file path=Object 12/content.xml><?xml version="1.0" encoding="utf-8"?>
<math xmlns="http://www.w3.org/1998/Math/MathML">
  <semantics>
    <mrow>
      <mrow>
        <mrow>
          <mo stretchy="false">∑</mo>
          <msub>
            <mi>F</mi>
            <mi mathvariant="italic">exterieures</mi>
          </msub>
        </mrow>
        <mo stretchy="false">=</mo>
        <mrow>
          <mrow>
            <mi>K</mi>
            <mo stretchy="false">×</mo>
            <mfrac>
              <msubsup>
                <mi>I</mi>
                <mn>0</mn>
                <mn>2</mn>
              </msubsup>
              <msubsup>
                <mi>X</mi>
                <mn>0</mn>
                <mn>2</mn>
              </msubsup>
            </mfrac>
          </mrow>
          <mo stretchy="false">−</mo>
          <mrow>
            <mi>m</mi>
            <mo stretchy="false">×</mo>
            <mi>g</mi>
          </mrow>
        </mrow>
      </mrow>
      <mo stretchy="false">=</mo>
      <mn>0</mn>
    </mrow>
    <annotation encoding="StarMath 5.0">sum F_exterieures  = K times {I_0^2 over X_0^2} - m times g = 0</annotation>
  </semantics>
</math>
</file>

<file path=Object 13/content.xml><?xml version="1.0" encoding="utf-8"?>
<math xmlns="http://www.w3.org/1998/Math/MathML">
  <semantics>
    <mrow>
      <mi>K</mi>
      <mo stretchy="false">=</mo>
      <mrow>
        <mi mathvariant="italic">mg</mi>
        <mo stretchy="false">×</mo>
        <mfrac>
          <msubsup>
            <mi>X</mi>
            <mn>0</mn>
            <mn>2</mn>
          </msubsup>
          <msubsup>
            <mi>I</mi>
            <mn>0</mn>
            <mn>2</mn>
          </msubsup>
        </mfrac>
      </mrow>
    </mrow>
    <annotation encoding="StarMath 5.0">K = mg times {X_0^2 over I_0^2}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54cm" svg:height="10.098cm" xlink:href=".." xlink:type="simple" chart:class="chart:scatter" chart:style-name="ch1">
        <chart:title svg:x="5.69cm" svg:y="0.337cm" chart:style-name="ch2">
          <text:p>Tension des capteurs en fonction de la distance de l'objet</text:p>
        </chart:title>
        <chart:legend chart:legend-position="end" svg:x="16.268cm" svg:y="3.789cm" chart:style-name="ch3"/>
        <chart:plot-area chart:style-name="ch4" table:cell-range-address="Donnees.B41:Donnees.D45 Donnees.E42:Donnees.E45" chart:data-source-has-labels="column" svg:x="1.489cm" svg:y="1.719cm" svg:width="13.877cm" svg:height="7.17cm">
          <chartooo:coordinate-region svg:x="2.216cm" svg:y="1.931cm" svg:width="12.818cm" svg:height="6.285cm"/>
          <chart:axis chart:dimension="x" chart:name="primary-x" chart:style-name="ch5">
            <chart:title svg:x="7.285cm" svg:y="9.091cm" chart:style-name="ch6">
              <text:p>Distance (mm)</text:p>
            </chart:title>
          </chart:axis>
          <chart:axis chart:dimension="y" chart:name="primary-y" chart:style-name="ch5">
            <chart:title svg:x="0.451cm" svg:y="6.195cm" chart:style-name="ch7">
              <text:p>Tension (V)</text:p>
            </chart:title>
            <chart:grid chart:style-name="ch8" chart:class="major"/>
          </chart:axis>
          <chart:series chart:style-name="ch9" chart:values-cell-range-address="Donnees.B42:Donnees.D42" chart:label-cell-address="Donnees.E42:Donnees.E42" chart:class="chart:scatter">
            <chart:domain table:cell-range-address="Donnees.B41:Donnees.D41"/>
            <chart:data-point chart:repeated="3"/>
          </chart:series>
          <chart:series chart:style-name="ch10" chart:values-cell-range-address="Donnees.B43:Donnees.D43" chart:label-cell-address="Donnees.E43:Donnees.E43" chart:class="chart:scatter">
            <chart:regression-curve chart:style-name="ch11">
              <chart:equation svg:x="15.57cm" svg:y="6.681cm"/>
            </chart:regression-curve>
            <chart:data-point chart:repeated="3"/>
          </chart:series>
          <chart:series chart:style-name="ch12" chart:values-cell-range-address="Donnees.B44:Donnees.D44" chart:label-cell-address="Donnees.E44:Donnees.E44" chart:class="chart:scatter">
            <chart:data-point chart:repeated="3"/>
          </chart:series>
          <chart:series chart:style-name="ch13" chart:values-cell-range-address="Donnees.B45:Donnees.D45" chart:label-cell-address="Donnees.E45:Donnees.E45" chart:class="chart:scatte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Ligne 41</text:p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Donnees.B41:Donnees.D41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Vh1.1</text:p>
                <draw:g>
                  <svg:desc>Donnees.E42:Donnees.E42</svg:desc>
                </draw:g>
              </table:table-cell>
              <table:table-cell office:value-type="float" office:value="1.868">
                <text:p>1.868</text:p>
                <draw:g>
                  <svg:desc>Donnees.B42:Donnees.D42</svg:desc>
                </draw:g>
              </table:table-cell>
              <table:table-cell office:value-type="float" office:value="1.902">
                <text:p>1.902</text:p>
              </table:table-cell>
              <table:table-cell office:value-type="float" office:value="1.941">
                <text:p>1.941</text:p>
              </table:table-cell>
            </table:table-row>
            <table:table-row>
              <table:table-cell office:value-type="string">
                <text:p>Dvh1</text:p>
                <draw:g>
                  <svg:desc>Donnees.E43:Donnees.E43</svg:desc>
                </draw:g>
              </table:table-cell>
              <table:table-cell office:value-type="float" office:value="0.477">
                <text:p>0.477</text:p>
                <draw:g>
                  <svg:desc>Donnees.B43:Donnees.D43</svg:desc>
                </draw:g>
              </table:table-cell>
              <table:table-cell office:value-type="float" office:value="0.443">
                <text:p>0.443</text:p>
              </table:table-cell>
              <table:table-cell office:value-type="float" office:value="0.404">
                <text:p>0.404</text:p>
              </table:table-cell>
            </table:table-row>
            <table:table-row>
              <table:table-cell office:value-type="string">
                <text:p>Vh1.2</text:p>
                <draw:g>
                  <svg:desc>Donnees.E44:Donnees.E44</svg:desc>
                </draw:g>
              </table:table-cell>
              <table:table-cell office:value-type="float" office:value="1.838">
                <text:p>1.838</text:p>
                <draw:g>
                  <svg:desc>Donnees.B44:Donnees.D44</svg:desc>
                </draw:g>
              </table:table-cell>
              <table:table-cell office:value-type="float" office:value="1.871">
                <text:p>1.871</text:p>
              </table:table-cell>
              <table:table-cell office:value-type="float" office:value="1.911">
                <text:p>1.911</text:p>
              </table:table-cell>
            </table:table-row>
            <table:table-row>
              <table:table-cell office:value-type="string">
                <text:p>Dvh2</text:p>
                <draw:g>
                  <svg:desc>Donnees.E45:Donnees.E45</svg:desc>
                </draw:g>
              </table:table-cell>
              <table:table-cell office:value-type="float" office:value="0.482">
                <text:p>0.482</text:p>
                <draw:g>
                  <svg:desc>Donnees.B45:Donnees.D45</svg:desc>
                </draw:g>
              </table:table-cell>
              <table:table-cell office:value-type="float" office:value="0.449">
                <text:p>0.449</text:p>
              </table:table-cell>
              <table:table-cell office:value-type="float" office:value="0.409">
                <text:p>0.4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math xmlns="http://www.w3.org/1998/Math/MathML">
  <semantics>
    <mrow>
      <msub>
        <mi>F</mi>
        <mi mathvariant="italic">bobine</mi>
      </msub>
      <mo stretchy="false">=</mo>
      <mrow>
        <mi>K</mi>
        <mo stretchy="false">×</mo>
        <mfrac>
          <msup>
            <mi>i</mi>
            <mn>2</mn>
          </msup>
          <msup>
            <mi>x</mi>
            <mn>2</mn>
          </msup>
        </mfrac>
      </mrow>
    </mrow>
    <annotation encoding="StarMath 5.0">F_bobine = K times {i^2 over x^2}</annotation>
  </semantics>
</math>
</file>

<file path=Object 4/content.xml><?xml version="1.0" encoding="utf-8"?>
<math xmlns="http://www.w3.org/1998/Math/MathML">
  <semantics>
    <mrow>
      <msub>
        <mi>F</mi>
        <mi mathvariant="italic">poids</mi>
      </msub>
      <mo stretchy="false">=</mo>
      <mrow>
        <mrow>
          <mo stretchy="false">−</mo>
          <mi>m</mi>
        </mrow>
        <mo stretchy="false">×</mo>
        <mi>g</mi>
      </mrow>
    </mrow>
    <annotation encoding="StarMath 5.0">F_poids = -m times g</annotation>
  </semantics>
</math>
</file>

<file path=Object 5/content.xml><?xml version="1.0" encoding="utf-8"?>
<math xmlns="http://www.w3.org/1998/Math/MathML">
  <semantics>
    <msub>
      <mi>F</mi>
      <mi mathvariant="italic">perturbations</mi>
    </msub>
    <annotation encoding="StarMath 5.0">F_perturbations
</annotation>
  </semantics>
</math>
</file>

<file path=Object 6/content.xml><?xml version="1.0" encoding="utf-8"?>
<math xmlns="http://www.w3.org/1998/Math/MathML">
  <semantics>
    <mrow>
      <mrow>
        <mo stretchy="false">∑</mo>
        <msub>
          <mi>F</mi>
          <mi mathvariant="italic">exterieures</mi>
        </msub>
      </mrow>
      <mo stretchy="false">=</mo>
      <mrow>
        <mi>m</mi>
        <mo stretchy="false">×</mo>
        <mfrac>
          <mrow>
            <msup>
              <mi>d</mi>
              <mn>2</mn>
            </msup>
            <mi>x</mi>
          </mrow>
          <msup>
            <mi mathvariant="italic">dt</mi>
            <mn>2</mn>
          </msup>
        </mfrac>
      </mrow>
    </mrow>
    <annotation encoding="StarMath 5.0">sum F_exterieures  = m times {{{d^2}x} over dt^2}</annotation>
  </semantics>
</math>
</file>

<file path=Object 7/content.xml><?xml version="1.0" encoding="utf-8"?>
<math xmlns="http://www.w3.org/1998/Math/MathML"/>
</file>

<file path=Object 8/content.xml><?xml version="1.0" encoding="utf-8"?>
<math xmlns="http://www.w3.org/1998/Math/MathML">
  <semantics>
    <mrow>
      <msub>
        <mfrac>
          <mrow>
            <mi mathvariant="italic">dF</mi>
            <mrow>
              <mo stretchy="false">(</mo>
              <mi>t</mi>
              <mo stretchy="false">)</mo>
            </mrow>
          </mrow>
          <mi mathvariant="italic">dt</mi>
        </mfrac>
        <mrow>
          <mrow>
            <mi>x</mi>
            <mo stretchy="false">=</mo>
            <msub>
              <mi>X</mi>
              <mn>0,</mn>
            </msub>
          </mrow>
          <mrow>
            <mi>i</mi>
            <mo stretchy="false">=</mo>
            <msub>
              <mi>I</mi>
              <mn>0</mn>
            </msub>
          </mrow>
        </mrow>
      </msub>
      <mo stretchy="false">=</mo>
      <mrow>
        <mrow>
          <mfrac>
            <mrow>
              <mo stretchy="false">∂</mo>
              <mi>F</mi>
              <mrow>
                <mo stretchy="false">(</mo>
                <mi>t</mi>
                <mo stretchy="false">)</mo>
              </mrow>
            </mrow>
            <mrow>
              <mo stretchy="false">∂</mo>
              <mi>x</mi>
            </mrow>
          </mfrac>
          <mo stretchy="false">×</mo>
          <mi mathvariant="italic">dx</mi>
        </mrow>
        <mo stretchy="false">+</mo>
        <mrow>
          <mfrac>
            <mrow>
              <mo stretchy="false">∂</mo>
              <mi>F</mi>
              <mrow>
                <mo stretchy="false">(</mo>
                <mi>t</mi>
                <mo stretchy="false">)</mo>
              </mrow>
            </mrow>
            <mrow>
              <mo stretchy="false">∂</mo>
              <mi>i</mi>
            </mrow>
          </mfrac>
          <mo stretchy="false">×</mo>
          <mi mathvariant="italic">di</mi>
        </mrow>
      </mrow>
    </mrow>
    <annotation encoding="StarMath 5.0">{{dF(t)} over dt}_{x = X_0, i = I_0} = {partial F(t)} over {partial x} times dx + {partial F(t)} over {partial i} times di</annotation>
  </semantics>
</math>
</file>

<file path=Object 9/content.xml><?xml version="1.0" encoding="utf-8"?>
<math xmlns="http://www.w3.org/1998/Math/MathML">
  <semantics>
    <mrow>
      <mrow>
        <mfrac>
          <mrow>
            <mo stretchy="false">∂</mo>
            <mi>F</mi>
            <mrow>
              <mo stretchy="false">(</mo>
              <mi>t</mi>
              <mo stretchy="false">)</mo>
            </mrow>
          </mrow>
          <mrow>
            <mo stretchy="false">∂</mo>
            <mi>x</mi>
          </mrow>
        </mfrac>
        <mo stretchy="false">=</mo>
        <msub>
          <mi>K</mi>
          <mi>x</mi>
        </msub>
      </mrow>
      <mo stretchy="false">=</mo>
      <mfrac>
        <mrow>
          <mrow>
            <mo stretchy="false">−</mo>
            <mn>2K</mn>
          </mrow>
          <mo stretchy="false">×</mo>
          <msubsup>
            <mi>I</mi>
            <mn>0</mn>
            <mn>2</mn>
          </msubsup>
        </mrow>
        <msubsup>
          <mi>X</mi>
          <mn>0</mn>
          <mn>3</mn>
        </msubsup>
      </mfrac>
    </mrow>
    <annotation encoding="StarMath 5.0">{partial F(t)} over {partial x} = K_x = {-2K times I_0^2} over X_0^3</annotation>
  </semantics>
</math>
</file>